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00000000E00000007AA76E0AE1370B53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aramond" svg:font-family="Garamon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8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28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0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0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81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93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66cm"/>
    </style:style>
    <style:style style:name="pr1" style:family="presentation" style:parent-style-name="secondImpress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secondImpress-subtitle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secondImpress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263cm" fo:padding-top="0.127cm" fo:padding-bottom="0.127cm" fo:padding-left="0.254cm" fo:padding-right="0.254cm" fo:wrap-option="wrap"/>
    </style:style>
    <style:style style:name="pr4" style:family="presentation" style:parent-style-name="secondImpress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263cm" fo:padding-top="0.127cm" fo:padding-bottom="0.127cm" fo:padding-left="0.254cm" fo:padding-right="0.254cm" fo:wrap-option="wrap"/>
    </style:style>
    <style:style style:name="pr5" style:family="presentation" style:parent-style-name="secondImpress-title">
      <style:graphic-properties draw:auto-grow-height="false" fo:min-height="3.181cm"/>
    </style:style>
    <style:style style:name="pr6" style:family="presentation" style:parent-style-name="secondImpress-outline1">
      <style:graphic-properties draw:auto-grow-height="false" fo:min-height="11.049cm"/>
    </style:style>
    <style:style style:name="pr7" style:family="presentation" style:parent-style-name="secondImpress-notes">
      <style:graphic-properties draw:fill-color="#ffffff" draw:auto-grow-height="true" fo:min-height="12.262cm"/>
    </style:style>
    <style:style style:name="pr8" style:family="presentation" style:parent-style-name="secondImpress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secondImpress-title">
      <style:graphic-properties fo:min-height="3.232cm"/>
    </style:style>
    <style:style style:name="pr10" style:family="presentation" style:parent-style-name="secondImpress-notes">
      <style:graphic-properties draw:fill-color="#ffffff" fo:min-height="12.262cm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0pt" style:font-size-asian="50pt" style:font-size-complex="50pt"/>
    </style:style>
    <style:style style:name="P3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text-properties fo:font-size="22pt" style:font-size-asian="22pt" style:font-size-complex="22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color="#ce181e"/>
    </style:style>
    <style:style style:name="P16" style:family="paragraph">
      <loext:graphic-properties draw:fill="none"/>
      <style:text-properties fo:font-size="18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="none" draw:fill-color="#ffffff"/>
      <style:text-properties fo:color="#ce181e" fo:font-size="18pt"/>
    </style:style>
    <style:style style:name="P19" style:family="paragraph">
      <style:text-properties style:text-underline-style="solid" style:text-underline-width="auto" style:text-underline-color="font-color"/>
    </style:style>
    <style:style style:name="P20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21" style:family="paragraph">
      <loext:graphic-properties draw:fill-color="#ffffff"/>
      <style:text-properties fo:font-size="25.7999992370605pt"/>
    </style:style>
    <style:style style:name="T1" style:family="text">
      <style:text-properties fo:font-variant="normal" fo:text-transform="none" fo:color="#006633" style:text-line-through-style="none" style:text-line-through-type="none" style:text-position="0% 100%" style:font-name="Garamond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solid" style:text-underline-width="auto" style:text-underline-color="font-color" fo:font-weight="normal" style:font-size-asian="30pt" style:font-style-asian="normal" style:font-weight-asian="normal" style:font-size-complex="30pt" style:font-style-complex="normal" style:font-weight-complex="normal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color="#00a65d"/>
    </style:style>
    <style:style style:name="T8" style:family="text">
      <style:text-properties fo:color="#ce181e"/>
    </style:style>
    <style:style style:name="T9" style:family="text">
      <style:text-properties fo:font-size="18pt"/>
    </style:style>
    <style:style style:name="T10" style:family="text">
      <style:text-properties fo:color="#00a65d" fo:font-size="18pt"/>
    </style:style>
    <style:style style:name="T11" style:family="text">
      <style:text-properties fo:color="#ce181e" fo:font-size="18pt"/>
    </style:style>
    <style:style style:name="T1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E00000007AA76E0AE1370B53A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AA76E0AE1370B53A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AA76E0AE1370B53A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AA76E0AE1370B53A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AA76E0AE1370B53A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AA76E0AE1370B53A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AA76E0AE1370B53A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AA76E0AE1370B53A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AA76E0AE1370B53A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  <text:list-level-style-image text:level="10" xlink:href="Pictures/100002000000000E00000007AA76E0AE1370B53A.gif" xlink:type="simple" xlink:show="embed" xlink:actuate="onLoad">
        <style:list-level-properties text:space-before="11.4cm" text:min-label-width="0.6cm" style:vertical-pos="middle" style:vertical-rel="line" fo:width="0.37cm" fo:height="0.185cm"/>
      </text:list-level-style-image>
    </text:list-style>
    <text:list-style style:name="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SH</presentation:footer-decl>
      <draw:page draw:name="page1" draw:style-name="dp1" draw:master-page-name="secondImpress" presentation:presentation-page-layout-name="AL1T0" presentation:use-footer-name="ftr1">
        <draw:frame draw:name="Rectangle 2" presentation:style-name="pr1" draw:text-style-name="P2" draw:layer="layout" svg:width="21.174cm" svg:height="4.867cm" svg:x="2.54cm" svg:y="4.233cm" presentation:class="title" presentation:user-transformed="true">
          <draw:text-box>
            <text:p text:style-name="P1"><text:span text:style-name="T1">SSH</text:span></text:p>
          </draw:text-box>
        </draw:frame>
        <draw:frame draw:name="Subtitle 5" presentation:style-name="pr2" draw:text-style-name="P4" draw:layer="layout" svg:width="18.202cm" svg:height="4.867cm" svg:x="5.503cm" svg:y="11.007cm" presentation:class="subtitle" presentation:user-transformed="true">
          <draw:text-box>
            <text:p text:style-name="P3"><text:span text:style-name="T2">Secure Shell</text:span></text:p>
          </draw:text-box>
        </draw:frame>
        <presentation:notes draw:style-name="dp2">
          <draw:frame draw:name="Rectangle 7" presentation:style-name="pr3" draw:text-style-name="P6" draw:layer="layout" svg:width="7.972cm" svg:height="1.362cm" svg:x="10.425cm" svg:y="25.889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1" presentation:class="page"/>
          <draw:frame draw:name="Rectangle 3" presentation:style-name="pr4" draw:text-style-name="P7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SSH" draw:style-name="dp3" draw:master-page-name="secondImpress" presentation:presentation-page-layout-name="AL2T11" presentation:use-footer-name="ftr1">
        <draw:frame draw:name="Title 1" presentation:style-name="pr5" draw:layer="layout" svg:width="22.859cm" svg:height="3.181cm" svg:x="1.27cm" svg:y="0.764cm" presentation:class="title" presentation:user-transformed="true">
          <draw:text-box>
            <text:p>SSH</text:p>
          </draw:text-box>
        </draw:frame>
        <draw:frame draw:name="Content Placeholder 2" presentation:style-name="pr6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A network protocol primarily for secure remote command execution.</text:p>
              </text:list-item>
              <text:list-item>
                <text:p>Requires SSH server and SSH client programs. </text:p>
              </text:list-item>
              <text:list-item>
                <text:p>Two major versions, SSH-1 and SSH-2.</text:p>
              </text:list-item>
              <text:list-item>
                <text:p>Used primarily on Linux. </text:p>
              </text:list-item>
              <text:list-item>
                <text:p>Intended as a replacement for telnet. </text:p>
              </text:list-item>
              <text:list-item>
                <text:p>Uses port 22.</text:p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2" presentation:class="page"/>
          <draw:frame presentation:style-name="pr7" draw:text-style-name="P8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laintext Passwords" draw:style-name="dp3" draw:master-page-name="secondImpress" presentation:presentation-page-layout-name="AL2T11" presentation:use-footer-name="ftr1">
        <draw:frame draw:name="Title 1" presentation:style-name="pr5" draw:layer="layout" svg:width="22.859cm" svg:height="3.181cm" svg:x="1.27cm" svg:y="0.764cm" presentation:class="title" presentation:user-transformed="true">
          <draw:text-box>
            <text:p>Plaintext Passwords</text:p>
          </draw:text-box>
        </draw:frame>
        <draw:frame draw:name="Content Placeholder 2" presentation:style-name="pr6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Programs like telnet, ftp and rsh prompt for login names and passwords.</text:p>
              </text:list-item>
              <text:list-item>
                <text:p>These are sent as plaintext over the network. </text:p>
              </text:list-item>
              <text:list-item>
                <text:p>And therefore vulnerable to TCP/IP packet sniffing. </text:p>
              </text:list-item>
              <text:list-item>
                <text:p>Also any commands you give or files you upload and download are not encrypted.</text:p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3" presentation:class="page"/>
          <draw:frame presentation:style-name="pr7" draw:text-style-name="P8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ssh-keygen" draw:style-name="dp3" draw:master-page-name="secondImpress" presentation:presentation-page-layout-name="AL2T11" presentation:use-footer-name="ftr1">
        <draw:frame draw:name="Title 1" presentation:style-name="pr5" draw:layer="layout" svg:width="22.859cm" svg:height="3.181cm" svg:x="1.27cm" svg:y="0.764cm" presentation:class="title" presentation:user-transformed="true">
          <draw:text-box>
            <text:p>ssh-keygen</text:p>
          </draw:text-box>
        </draw:frame>
        <draw:frame draw:name="Content Placeholder 2" presentation:style-name="pr6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ssh-keygen generates a public key private key pair for you. </text:p>
              </text:list-item>
              <text:list-item>
                <text:p>You will be prompted for a passphrase. </text:p>
              </text:list-item>
              <text:list-item>
                <text:p>By default your </text:p>
                <text:list>
                  <text:list-item>
                    <text:p>private key is stored in .ssh/id_rsa</text:p>
                  </text:list-item>
                  <text:list-item>
                    <text:p>public key is stored in .ssh/id_rsa.pub</text:p>
                  </text:list-item>
                </text:list>
              </text:list-item>
              <text:list-item>
                <text:p>(on the client machine)</text:p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4" presentation:class="page"/>
          <draw:frame presentation:style-name="pr7" draw:text-style-name="P8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ssh-keygen" draw:style-name="dp3" draw:master-page-name="secondImpress" presentation:presentation-page-layout-name="AL2T11" presentation:use-footer-name="ftr1">
        <draw:frame draw:name="Title 1" presentation:style-name="pr5" draw:layer="layout" svg:width="22.859cm" svg:height="3.181cm" svg:x="1.27cm" svg:y="0.764cm" presentation:class="title" presentation:user-transformed="true">
          <draw:text-box>
            <text:p>ssh-keygen</text:p>
          </draw:text-box>
        </draw:frame>
        <draw:frame draw:name="Content Placeholder 2" presentation:style-name="pr6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Your private key is only readable by yourself</text:p>
                <text:list>
                  <text:list-item>
                    <text:p>-rw- --- --- </text:p>
                  </text:list-item>
                </text:list>
              </text:list-item>
              <text:list-item>
                <text:p>Your public key is public</text:p>
                <text:list>
                  <text:list-item>
                    <text:p>-rw- r-- r-- </text:p>
                  </text:list-item>
                </text:list>
              </text:list-item>
            </text:list>
            <text:p/>
          </draw:text-box>
        </draw:frame>
        <presentation:notes draw:style-name="dp4">
          <draw:page-thumbnail draw:style-name="gr1" draw:layer="layout" svg:width="13.008cm" svg:height="10.218cm" svg:x="2.693cm" svg:y="2.07cm" draw:page-number="5" presentation:class="page"/>
          <draw:frame presentation:style-name="pr7" draw:text-style-name="P8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Key Based Authentication" draw:style-name="dp3" draw:master-page-name="secondImpress" presentation:presentation-page-layout-name="AL2T11" presentation:use-footer-name="ftr1">
        <draw:frame draw:name="Title 1" presentation:style-name="pr5" draw:layer="layout" svg:width="22.859cm" svg:height="3.181cm" svg:x="1.27cm" svg:y="0.764cm" presentation:class="title" presentation:user-transformed="true">
          <draw:text-box>
            <text:p>Key Based Authentication</text:p>
          </draw:text-box>
        </draw:frame>
        <draw:frame draw:name="Content Placeholder 2" presentation:style-name="pr6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In order to enable key based authentication, the content of id_rsa.pub must be added to ~/.ssh/authorized_keys on the server.</text:p>
              </text:list-item>
              <text:list-item>
                <text:p>Now when you login to the SSH server, you wont be asked for a password. </text:p>
              </text:list-item>
              <text:list-item>
                <text:p>The SSH client program will read your private key from .ssh/id_rsa (on the client machine) and use that to authenticate you with the server. </text:p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6" presentation:class="page"/>
          <draw:frame presentation:style-name="pr7" draw:text-style-name="P8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SSH" draw:style-name="dp3" draw:master-page-name="secondImpress" presentation:presentation-page-layout-name="AL2T11" presentation:use-footer-name="ftr1">
        <draw:frame draw:name="Title 1" presentation:style-name="pr5" draw:layer="layout" svg:width="22.859cm" svg:height="3.181cm" svg:x="1.27cm" svg:y="0.764cm" presentation:class="title" presentation:user-transformed="true">
          <draw:text-box>
            <text:p>SSH</text:p>
          </draw:text-box>
        </draw:frame>
        <draw:frame draw:name="Content Placeholder 2" presentation:style-name="pr6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On Unix-like systems, the list of authorized keys is stored in the home folder of the user.</text:p>
              </text:list-item>
              <text:list-item>
                <text:p>In the file ~/.ssh/authorized_keys.</text:p>
              </text:list-item>
              <text:list-item>
                <text:p>When the public key is present on the server and the matching private key is present on the client, typing in the password is no longer required.</text:p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7" presentation:class="page"/>
          <draw:frame presentation:style-name="pr7" draw:text-style-name="P8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Establishing a Secure Connection" draw:style-name="dp3" draw:master-page-name="secondImpress" presentation:presentation-page-layout-name="AL2T11" presentation:use-footer-name="ftr1">
        <draw:frame draw:name="Title 1" presentation:style-name="pr5" draw:layer="layout" svg:width="22.859cm" svg:height="3.181cm" svg:x="1.27cm" svg:y="0.764cm" presentation:class="title" presentation:user-transformed="true">
          <draw:text-box>
            <text:p>Establishing a Secure Connection</text:p>
          </draw:text-box>
        </draw:frame>
        <draw:frame draw:name="Content Placeholder 2" presentation:style-name="pr6" draw:layer="layout" svg:width="22.859cm" svg:height="12.584cm" svg:x="1.2cm" svg:y="5.816cm" presentation:class="outline" presentation:user-transformed="true">
          <draw:text-box>
            <text:list text:style-name="L3">
              <text:list-item>
                <text:p>Client connects to the server.</text:p>
              </text:list-item>
              <text:list-item>
                <text:p>The Server sends its public key (the host key) and also another temporary public key (the server key).</text:p>
              </text:list-item>
              <text:list-item>
                <text:p>[The public key is checked against ~/.ssh/authorized_keys]</text:p>
              </text:list-item>
            </text:list>
            <text:p/>
            <text:p/>
          </draw:text-box>
        </draw:frame>
        <presentation:notes draw:style-name="dp4">
          <draw:page-thumbnail draw:style-name="gr1" draw:layer="layout" svg:width="13.008cm" svg:height="10.218cm" svg:x="2.693cm" svg:y="2.07cm" draw:page-number="8" presentation:class="page"/>
          <draw:frame presentation:style-name="pr7" draw:text-style-name="P8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Establishing a Secure Connection (cont)" draw:style-name="dp3" draw:master-page-name="secondImpress" presentation:presentation-page-layout-name="AL2T11" presentation:use-footer-name="ftr1">
        <draw:frame draw:name="Title 1" presentation:style-name="pr5" draw:layer="layout" svg:width="22.859cm" svg:height="3.181cm" svg:x="1.27cm" svg:y="0.764cm" presentation:class="title" presentation:user-transformed="true">
          <draw:text-box>
            <text:p>Establishing a Secure Connection</text:p>
          </draw:text-box>
        </draw:frame>
        <draw:frame draw:name="Content Placeholder 2" presentation:style-name="pr8" draw:text-style-name="P10" draw:layer="layout" svg:width="22.859cm" svg:height="12.584cm" svg:x="1.27cm" svg:y="4.445cm" presentation:class="outline" presentation:user-transformed="true">
          <draw:text-box>
            <text:list text:style-name="L4">
              <text:list-item>
                <text:p text:style-name="P9"><text:span text:style-name="T4">The client chooses a symmetric key (the </text:span><text:span text:style-name="T5">session key</text:span><text:span text:style-name="T4">). </text:span></text:p>
              </text:list-item>
              <text:list-item>
                <text:p text:style-name="P9"><text:span text:style-name="T4">It encrypts it with both the public key and the temporary public key and sends it to the server.</text:span></text:p>
              </text:list-item>
              <text:list-item>
                <text:p text:style-name="P9"><text:span text:style-name="T4">Both sides turn on encryption (start using the symmetric key.)</text:span></text:p>
              </text:list-item>
            </text:list>
            <text:p text:style-name="P9"><text:span text:style-name="T4"/></text:p>
            <text:p text:style-name="P9"><text:span text:style-name="T4"/></text:p>
            <text:p text:style-name="P9"><text:span text:style-name="T4"/></text:p>
          </draw:text-box>
        </draw:frame>
        <presentation:notes draw:style-name="dp4">
          <draw:page-thumbnail draw:style-name="gr1" draw:layer="layout" svg:width="13.008cm" svg:height="10.218cm" svg:x="2.693cm" svg:y="2.07cm" draw:page-number="9" presentation:class="page"/>
          <draw:frame presentation:style-name="pr7" draw:text-style-name="P8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10" draw:style-name="dp3" draw:master-page-name="secondImpress" presentation:presentation-page-layout-name="AL2T11" presentation:use-footer-name="ftr1">
        <draw:frame presentation:style-name="pr9" draw:layer="layout" svg:width="23.223cm" svg:height="3.232cm" svg:x="1.27cm" svg:y="0.759cm" presentation:class="title">
          <draw:text-box>
            <text:p>SSH with password</text:p>
          </draw:text-box>
        </draw:frame>
        <draw:frame draw:style-name="gr2" draw:text-style-name="P11" draw:layer="layout" svg:width="2.487cm" svg:height="1.12cm" svg:x="4.255cm" svg:y="3.968cm">
          <draw:text-box>
            <text:p><text:span text:style-name="T6">Client</text:span></text:p>
          </draw:text-box>
        </draw:frame>
        <draw:frame draw:style-name="gr3" draw:text-style-name="P12" draw:layer="layout" svg:width="2.788cm" svg:height="1.119cm" svg:x="16.2cm" svg:y="3.881cm">
          <draw:text-box>
            <text:p><text:span text:style-name="T6">Server</text:span></text:p>
          </draw:text-box>
        </draw:frame>
        <draw:line draw:style-name="gr4" draw:text-style-name="P13" draw:layer="layout" svg:x1="16.8cm" svg:y1="6.6cm" svg:x2="6.8cm" svg:y2="6.6cm">
          <text:p/>
        </draw:line>
        <draw:frame draw:style-name="gr5" draw:text-style-name="P14" draw:layer="layout" svg:width="4.905cm" svg:height="1.673cm" svg:x="9.411cm" svg:y="4.638cm">
          <draw:text-box>
            <text:p>public key</text:p>
            <text:p><text:span text:style-name="T7">temp public key</text:span></text:p>
          </draw:text-box>
        </draw:frame>
        <draw:frame draw:style-name="gr6" draw:text-style-name="P15" draw:layer="layout" svg:width="3.918cm" svg:height="0.962cm" svg:x="3.2cm" svg:y="8.2cm">
          <draw:text-box>
            <text:p><text:span text:style-name="T8">Session key</text:span></text:p>
          </draw:text-box>
        </draw:frame>
        <draw:line draw:style-name="gr4" draw:text-style-name="P13" draw:layer="layout" svg:x1="6.8cm" svg:y1="9.6cm" svg:x2="17cm" svg:y2="9.6cm">
          <text:p/>
        </draw:line>
        <draw:frame draw:style-name="gr7" draw:text-style-name="P14" draw:layer="layout" svg:width="7.305cm" svg:height="0.962cm" svg:x="8.495cm" svg:y="8.438cm">
          <draw:text-box>
            <text:p>Encrypted with two keys</text:p>
          </draw:text-box>
        </draw:frame>
        <draw:frame draw:style-name="gr6" draw:text-style-name="P15" draw:layer="layout" svg:width="3.918cm" svg:height="0.962cm" svg:x="17.482cm" svg:y="9.6cm">
          <draw:text-box>
            <text:p><text:span text:style-name="T8">Session key</text:span></text:p>
          </draw:text-box>
        </draw:frame>
        <draw:line draw:style-name="gr4" draw:text-style-name="P13" draw:layer="layout" svg:x1="6.6cm" svg:y1="12.4cm" svg:x2="17cm" svg:y2="12.4cm">
          <text:p/>
        </draw:line>
        <draw:frame draw:style-name="gr8" draw:text-style-name="P14" draw:layer="layout" svg:width="6.17cm" svg:height="0.962cm" svg:x="7.8cm" svg:y="11.4cm">
          <draw:text-box>
            <text:p>encrypted password</text:p>
          </draw:text-box>
        </draw:frame>
        <draw:frame draw:style-name="gr9" draw:text-style-name="P14" draw:layer="layout" svg:width="0.502cm" svg:height="1.187cm" svg:x="23cm" svg:y="6.8cm">
          <draw:text-box>
            <text:p/>
          </draw:text-box>
        </draw:frame>
        <draw:frame draw:style-name="gr10" draw:text-style-name="P14" draw:layer="layout" svg:width="5.154cm" svg:height="1.673cm" svg:x="17.8cm" svg:y="5.4cm">
          <draw:text-box>
            <text:p>private key</text:p>
            <text:p><text:span text:style-name="T7">temp private key</text:span></text:p>
          </draw:text-box>
        </draw:frame>
        <presentation:notes draw:style-name="dp4">
          <draw:page-thumbnail draw:style-name="gr1" draw:layer="layout" svg:width="13.008cm" svg:height="10.218cm" svg:x="2.693cm" svg:y="2.07cm" draw:page-number="10" presentation:class="page"/>
          <draw:frame presentation:style-name="pr10" draw:text-style-name="P8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Establishing a Secure Connection (cont)" draw:style-name="dp3" draw:master-page-name="secondImpress" presentation:presentation-page-layout-name="AL2T11" presentation:use-footer-name="ftr1">
        <draw:frame draw:name="Title 1" presentation:style-name="pr5" draw:layer="layout" svg:width="22.859cm" svg:height="3.181cm" svg:x="1.27cm" svg:y="0.764cm" presentation:class="title" presentation:user-transformed="true">
          <draw:text-box>
            <text:p>Establishing a Secure Connection</text:p>
          </draw:text-box>
        </draw:frame>
        <draw:frame draw:name="Content Placeholder 2" presentation:style-name="pr6" draw:layer="layout" svg:width="23.4cm" svg:height="9.984cm" svg:x="1.2cm" svg:y="5.616cm" presentation:class="outline" presentation:user-transformed="true">
          <draw:text-box>
            <text:list text:style-name="L3">
              <text:list-item>
                <text:p>The client now authenticates itself using either </text:p>
                <text:list>
                  <text:list-item>
                    <text:p>password</text:p>
                  </text:list-item>
                  <text:list-item>
                    <text:p>PKI</text:p>
                  </text:list-item>
                </text:list>
              </text:list-item>
              <text:list-item>
                <text:p>To use a password, the password is encrypted and sent to the server. </text:p>
              </text:list-item>
            </text:list>
            <text:p/>
            <text:p/>
            <text:p/>
          </draw:text-box>
        </draw:frame>
        <presentation:notes draw:style-name="dp4">
          <draw:page-thumbnail draw:style-name="gr1" draw:layer="layout" svg:width="13.008cm" svg:height="10.218cm" svg:x="2.693cm" svg:y="2.07cm" draw:page-number="11" presentation:class="page"/>
          <draw:frame presentation:style-name="pr7" draw:text-style-name="P8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Establishing a Secure Connection (cont)" draw:style-name="dp3" draw:master-page-name="secondImpress" presentation:presentation-page-layout-name="AL2T11" presentation:use-footer-name="ftr1">
        <draw:frame draw:name="Title 1" presentation:style-name="pr5" draw:layer="layout" svg:width="22.859cm" svg:height="3.181cm" svg:x="1.27cm" svg:y="0.764cm" presentation:class="title" presentation:user-transformed="true">
          <draw:text-box>
            <text:p>Establishing a Secure Connection (cont)</text:p>
          </draw:text-box>
        </draw:frame>
        <draw:frame draw:name="Content Placeholder 2" presentation:style-name="pr6" draw:layer="layout" svg:width="23.2cm" svg:height="11.2cm" svg:x="1.2cm" svg:y="5.6cm" presentation:class="outline" presentation:user-transformed="true">
          <draw:text-box>
            <text:list text:style-name="L3">
              <text:list-item>
                <text:p>Using PKI</text:p>
              </text:list-item>
              <text:list-item>
                <text:p>The server generates a random 256-bit string as a challenge.</text:p>
              </text:list-item>
              <text:list-item>
                <text:p>Encrypts it with the client's public key, and sends this to the client.</text:p>
              </text:list-item>
              <text:list-item>
                <text:p>The client receives the challenge and decrypts it with the corresponding private key. </text:p>
              </text:list-item>
            </text:list>
            <text:p/>
          </draw:text-box>
        </draw:frame>
        <presentation:notes draw:style-name="dp4">
          <draw:page-thumbnail draw:style-name="gr1" draw:layer="layout" svg:width="13.008cm" svg:height="10.218cm" svg:x="2.693cm" svg:y="2.07cm" draw:page-number="12" presentation:class="page"/>
          <draw:frame presentation:style-name="pr7" draw:text-style-name="P8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13" draw:style-name="dp3" draw:master-page-name="secondImpress" presentation:presentation-page-layout-name="AL2T11" presentation:use-footer-name="ftr1">
        <draw:frame presentation:style-name="pr9" draw:layer="layout" svg:width="23.223cm" svg:height="3.232cm" svg:x="1.27cm" svg:y="0.759cm" presentation:class="title">
          <draw:text-box>
            <text:p>SSH with PKI Authentication</text:p>
          </draw:text-box>
        </draw:frame>
        <draw:frame draw:style-name="gr2" draw:text-style-name="P16" draw:layer="layout" svg:width="2.487cm" svg:height="1.12cm" svg:x="4.255cm" svg:y="3.968cm">
          <draw:text-box>
            <text:p><text:span text:style-name="T6">Client</text:span></text:p>
          </draw:text-box>
        </draw:frame>
        <draw:frame draw:style-name="gr3" draw:text-style-name="P12" draw:layer="layout" svg:width="2.788cm" svg:height="1.119cm" svg:x="16.2cm" svg:y="3.881cm">
          <draw:text-box>
            <text:p><text:span text:style-name="T6">Server</text:span></text:p>
          </draw:text-box>
        </draw:frame>
        <draw:line draw:style-name="gr4" draw:text-style-name="P13" draw:layer="layout" svg:x1="16.8cm" svg:y1="6.6cm" svg:x2="6.8cm" svg:y2="6.6cm">
          <text:p/>
        </draw:line>
        <draw:frame draw:style-name="gr11" draw:text-style-name="P17" draw:layer="layout" svg:width="4.905cm" svg:height="1.673cm" svg:x="9.411cm" svg:y="4.638cm">
          <draw:text-box>
            <text:p><text:span text:style-name="T9">public key</text:span></text:p>
            <text:p><text:span text:style-name="T10">temp public key</text:span></text:p>
          </draw:text-box>
        </draw:frame>
        <draw:frame draw:style-name="gr6" draw:text-style-name="P18" draw:layer="layout" svg:width="3.918cm" svg:height="0.962cm" svg:x="3.2cm" svg:y="8.2cm">
          <draw:text-box>
            <text:p><text:span text:style-name="T11">Session key</text:span></text:p>
          </draw:text-box>
        </draw:frame>
        <draw:line draw:style-name="gr4" draw:text-style-name="P13" draw:layer="layout" svg:x1="6.8cm" svg:y1="9.6cm" svg:x2="17cm" svg:y2="9.6cm">
          <text:p/>
        </draw:line>
        <draw:frame draw:style-name="gr7" draw:text-style-name="P17" draw:layer="layout" svg:width="7.305cm" svg:height="0.962cm" svg:x="8.495cm" svg:y="8.438cm">
          <draw:text-box>
            <text:p><text:span text:style-name="T9">Encrypted with two keys</text:span></text:p>
          </draw:text-box>
        </draw:frame>
        <draw:frame draw:style-name="gr6" draw:text-style-name="P18" draw:layer="layout" svg:width="3.918cm" svg:height="0.962cm" svg:x="17.482cm" svg:y="9.6cm">
          <draw:text-box>
            <text:p><text:span text:style-name="T11">Session key</text:span></text:p>
          </draw:text-box>
        </draw:frame>
        <draw:line draw:style-name="gr4" draw:text-style-name="P13" draw:layer="layout" svg:x1="16.6cm" svg:y1="12.6cm" svg:x2="6.4cm" svg:y2="12.6cm">
          <text:p/>
        </draw:line>
        <draw:frame draw:style-name="gr12" draw:text-style-name="P14" draw:layer="layout" svg:width="12.436cm" svg:height="0.962cm" svg:x="6.564cm" svg:y="11.4cm">
          <draw:text-box>
            <text:p>challenge encrypted with clients <text:span text:style-name="T12">public key</text:span></text:p>
          </draw:text-box>
        </draw:frame>
        <draw:line draw:style-name="gr4" draw:text-style-name="P13" draw:layer="layout" svg:x1="6.4cm" svg:y1="14.6cm" svg:x2="17.6cm" svg:y2="14.6cm">
          <text:p/>
        </draw:line>
        <draw:frame draw:style-name="gr13" draw:text-style-name="P14" draw:layer="layout" svg:width="6.166cm" svg:height="0.962cm" svg:x="7.8cm" svg:y="13.6cm">
          <draw:text-box>
            <text:p>decrypted challenge</text:p>
          </draw:text-box>
        </draw:frame>
        <draw:frame draw:style-name="gr10" draw:text-style-name="P14" draw:layer="layout" svg:width="5.154cm" svg:height="1.673cm" svg:x="17.446cm" svg:y="5.327cm">
          <draw:text-box>
            <text:p>private key</text:p>
            <text:p><text:span text:style-name="T7">temp private key</text:span></text:p>
          </draw:text-box>
        </draw:frame>
        <draw:frame draw:style-name="gr10" draw:text-style-name="P20" draw:layer="layout" svg:width="3.567cm" svg:height="0.962cm" svg:x="1.833cm" svg:y="13.838cm">
          <draw:text-box>
            <text:p text:style-name="P19"><text:span text:style-name="T12">private key</text:span></text:p>
          </draw:text-box>
        </draw:frame>
        <presentation:notes draw:style-name="dp4">
          <draw:page-thumbnail draw:style-name="gr1" draw:layer="layout" svg:width="13.008cm" svg:height="10.218cm" svg:x="2.693cm" svg:y="2.07cm" draw:page-number="13" presentation:class="page"/>
          <draw:frame presentation:style-name="pr10" draw:text-style-name="P21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erfect Forward Secrecy" draw:style-name="dp3" draw:master-page-name="secondImpress" presentation:presentation-page-layout-name="AL2T11" presentation:use-footer-name="ftr1">
        <draw:frame draw:name="Title 1" presentation:style-name="pr5" draw:layer="layout" svg:width="22.859cm" svg:height="3.181cm" svg:x="1.27cm" svg:y="0.764cm" presentation:class="title" presentation:user-transformed="true">
          <draw:text-box>
            <text:p>Perfect Forward Secrecy</text:p>
          </draw:text-box>
        </draw:frame>
        <draw:frame draw:name="Content Placeholder 2" presentation:style-name="pr6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Encrypting the session key a second time with the server key provides a property called perfect forward secrecy. </text:p>
              </text:list-item>
              <text:list-item>
                <text:p>Suppose the server was compromised and the servers private key obtained. </text:p>
              </text:list-item>
              <text:list-item>
                <text:p>Then all (recorded) sessions in the past could be decrypted. </text:p>
              </text:list-item>
              <text:list-item>
                <text:p>The use of a second server key means that old sessions would not be compromised.</text:p>
              </text:list-item>
            </text:list>
          </draw:text-box>
        </draw:frame>
        <presentation:notes draw:style-name="dp4">
          <draw:page-thumbnail draw:style-name="gr1" draw:layer="layout" svg:width="13.008cm" svg:height="10.218cm" svg:x="2.693cm" svg:y="2.07cm" draw:page-number="14" presentation:class="page"/>
          <draw:frame presentation:style-name="pr7" draw:text-style-name="P8" draw:layer="layout" svg:width="14.717cm" svg:height="12.262cm" svg:x="1.839cm" svg:y="12.94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aramond" svg:font-family="Garamon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ondImpress-background" style:family="presentation">
      <style:graphic-properties draw:stroke="none" draw:fill="none"/>
      <style:text-properties style:letter-kerning="true"/>
    </style:style>
    <style:style style:name="second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ondImpre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5.7999992370605pt" style:font-style-asian="normal" style:font-weight-asian="normal" style:font-name-complex="FreeSans" style:font-family-complex="FreeSans" style:font-family-generic-complex="system" style:font-pitch-complex="variable" style:font-size-complex="25.7999992370605pt" style:font-style-complex="normal" style:font-weight-complex="normal" style:text-emphasize="none" style:font-relief="none" style:text-overline-style="none" style:text-overline-color="font-color"/>
    </style:style>
    <style:style style:name="secondImpress-outline1" style:family="presentation">
      <style:graphic-properties draw:stroke="none" svg:stroke-color="#77216f" draw:fill="none" draw:auto-grow-height="false" draw:fit-to-size="shrink-to-fit" style:shrink-to-fit="true">
        <text:list-style style:name="secondImpress-outline1">
          <text:list-level-style-image text:level="1" xlink:href="Pictures/100002000000000E00000007AA76E0AE1370B53A.gif" xlink:type="simple" xlink:show="embed" xlink:actuate="onLoad">
            <style:list-level-properties text:space-before="0.3cm" text:min-label-width="0.9cm" style:vertical-pos="middle" style:vertical-rel="line" fo:width="0.37cm" fo:height="0.185cm"/>
          </text:list-level-style-image>
          <text:list-level-style-image text:level="2" xlink:href="Pictures/100002000000000E00000007AA76E0AE1370B53A.gif" xlink:type="simple" xlink:show="embed" xlink:actuate="onLoad">
            <style:list-level-properties text:space-before="1.5cm" text:min-label-width="0.9cm" style:vertical-pos="middle" style:vertical-rel="line" fo:width="0.37cm" fo:height="0.185cm"/>
          </text:list-level-style-image>
          <text:list-level-style-image text:level="3" xlink:href="Pictures/100002000000000E00000007AA76E0AE1370B53A.gif" xlink:type="simple" xlink:show="embed" xlink:actuate="onLoad">
            <style:list-level-properties text:space-before="2.8cm" text:min-label-width="0.8cm" style:vertical-pos="middle" style:vertical-rel="line" fo:width="0.37cm" fo:height="0.185cm"/>
          </text:list-level-style-image>
          <text:list-level-style-image text:level="4" xlink:href="Pictures/100002000000000E00000007AA76E0AE1370B53A.gif" xlink:type="simple" xlink:show="embed" xlink:actuate="onLoad">
            <style:list-level-properties text:space-before="4.2cm" text:min-label-width="0.6cm" style:vertical-pos="middle" style:vertical-rel="line" fo:width="0.37cm" fo:height="0.185cm"/>
          </text:list-level-style-image>
          <text:list-level-style-image text:level="5" xlink:href="Pictures/100002000000000E00000007AA76E0AE1370B53A.gif" xlink:type="simple" xlink:show="embed" xlink:actuate="onLoad">
            <style:list-level-properties text:space-before="5.4cm" text:min-label-width="0.6cm" style:vertical-pos="middle" style:vertical-rel="line" fo:width="0.37cm" fo:height="0.185cm"/>
          </text:list-level-style-image>
          <text:list-level-style-image text:level="6" xlink:href="Pictures/100002000000000E00000007AA76E0AE1370B53A.gif" xlink:type="simple" xlink:show="embed" xlink:actuate="onLoad">
            <style:list-level-properties text:space-before="6.6cm" text:min-label-width="0.6cm" style:vertical-pos="middle" style:vertical-rel="line" fo:width="0.37cm" fo:height="0.185cm"/>
          </text:list-level-style-image>
          <text:list-level-style-image text:level="7" xlink:href="Pictures/100002000000000E00000007AA76E0AE1370B53A.gif" xlink:type="simple" xlink:show="embed" xlink:actuate="onLoad">
            <style:list-level-properties text:space-before="7.8cm" text:min-label-width="0.6cm" style:vertical-pos="middle" style:vertical-rel="line" fo:width="0.37cm" fo:height="0.185cm"/>
          </text:list-level-style-image>
          <text:list-level-style-image text:level="8" xlink:href="Pictures/100002000000000E00000007AA76E0AE1370B53A.gif" xlink:type="simple" xlink:show="embed" xlink:actuate="onLoad">
            <style:list-level-properties text:space-before="9cm" text:min-label-width="0.6cm" style:vertical-pos="middle" style:vertical-rel="line" fo:width="0.37cm" fo:height="0.185cm"/>
          </text:list-level-style-image>
          <text:list-level-style-image text:level="9" xlink:href="Pictures/100002000000000E00000007AA76E0AE1370B53A.gif" xlink:type="simple" xlink:show="embed" xlink:actuate="onLoad">
            <style:list-level-properties text:space-before="10.2cm" text:min-label-width="0.6cm" style:vertical-pos="middle" style:vertical-rel="line" fo:width="0.37cm" fo:height="0.185cm"/>
          </text:list-level-style-image>
          <text:list-level-style-image text:level="10" xlink:href="Pictures/100002000000000E00000007AA76E0AE1370B53A.gif" xlink:type="simple" xlink:show="embed" xlink:actuate="onLoad">
            <style:list-level-properties text:space-before="11.4cm" text:min-label-width="0.6cm" style:vertical-pos="middle" style:vertical-rel="line" fo:width="0.37cm" fo:height="0.185cm"/>
          </text:list-level-style-image>
        </text:list-style>
      </style:graphic-properties>
      <style:paragraph-properties fo:margin-left="0cm" fo:margin-right="0cm" fo:margin-top="0cm" fo:margin-bottom="0.4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ondImpress-outline2" style:family="presentation" style:parent-style-name="secondImpress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secondImpress-outline3" style:family="presentation" style:parent-style-name="secondImpress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secondImpress-outline4" style:family="presentation" style:parent-style-name="secondImpress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secondImpress-outline5" style:family="presentation" style:parent-style-name="secondImpress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6" style:family="presentation" style:parent-style-name="secondImpress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7" style:family="presentation" style:parent-style-name="secondImpress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8" style:family="presentation" style:parent-style-name="secondImpress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9" style:family="presentation" style:parent-style-name="secondImpress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subtitle" style:family="presentation">
      <style:graphic-properties draw:stroke="none" draw:fill="none" draw:textarea-vertical-align="middle">
        <text:list-style style:name="secondImp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66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ondImpress-title" style:family="presentation">
      <style:graphic-properties draw:stroke="none" svg:stroke-width="0.05cm" svg:stroke-color="#006600" draw:marker-start-width="0.28cm" draw:marker-end-width="0.28cm" draw:fill="none" draw:textarea-vertical-align="middle">
        <text:list-style style:name="secondImp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00" style:text-outline="false" style:text-line-through-style="none" style:text-line-through-type="none" style:font-name="Liberation Sans" fo:font-family="'Liberation Sans'" style:font-family-generic="roman" style:font-pitch="variable" fo:font-size="36.5999984741211pt" fo:font-style="normal" fo:text-shadow="none" style:text-underline-style="solid" style:text-underline-width="auto" style:text-underline-color="font-color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397cm" fo:page-height="27.25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econd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secondImpress-backgroundobjects">
      <style:graphic-properties draw:stroke="none" draw:fill="none" draw:fill-color="#ffffff" draw:auto-grow-height="false" fo:min-height="1.485cm"/>
    </style:style>
    <style:style style:name="Mpr3" style:family="presentation" style:parent-style-name="second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econdImpress" style:page-layout-name="PM1" draw:style-name="Mdp1">
      <draw:frame presentation:style-name="secondImpress-title" draw:layer="backgroundobjects" svg:width="23.223cm" svg:height="3.232cm" svg:x="1.27cm" svg:y="0.759cm" presentation:class="title" presentation:placeholder="true">
        <draw:text-box/>
      </draw:frame>
      <draw:frame presentation:style-name="secondImpress-outline1" draw:layer="backgroundobjects" svg:width="23.223cm" svg:height="12.415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4cm" svg:x="18.211cm" svg:y="17.35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draw:page-thumbnail presentation:style-name="secondImpress-title" draw:layer="backgroundobjects" svg:width="13.008cm" svg:height="10.218cm" svg:x="2.693cm" svg:y="2.07cm" presentation:class="page"/>
        <draw:frame presentation:style-name="secondImpress-notes" draw:layer="backgroundobjects" svg:width="14.717cm" svg:height="12.262cm" svg:x="1.839cm" svg:y="12.944cm" presentation:class="notes" presentation:placeholder="true">
          <draw:text-box/>
        </draw:frame>
        <draw:frame presentation:style-name="Mpr2" draw:text-style-name="MP2" draw:layer="backgroundobjects" svg:width="7.983cm" svg:height="1.36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7.983cm" svg:height="1.362cm" svg:x="10.41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7.983cm" svg:height="1.362cm" svg:x="0cm" svg:y="25.889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7.983cm" svg:height="1.362cm" svg:x="10.412cm" svg:y="25.88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SH</dc:title>
    <meta:initial-creator>Paul Jacob</meta:initial-creator>
    <dc:creator>Paul Jacob</dc:creator>
    <meta:editing-cycles>73</meta:editing-cycles>
    <meta:print-date>2000-10-03T11:11:38</meta:print-date>
    <meta:creation-date>2000-05-11T18:21:41</meta:creation-date>
    <dc:date>2019-03-14T18:05:05.417108003</dc:date>
    <meta:editing-duration>PT32M34S</meta:editing-duration>
    <meta:generator>LibreOffice/6.0.7.3$Linux_X86_64 LibreOffice_project/00m0$Build-3</meta:generator>
    <meta:document-statistic meta:object-count="102"/>
    <meta:user-defined meta:name="AppVersion">12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  <meta:template xlink:type="simple" xlink:actuate="onRequest" xlink:title="paul" xlink:href=""/>
  </office:meta>
</office:document-meta>
</file>